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714cm"/>
    </style:style>
    <style:style style:name="co3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17.7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Times New Roman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2" table:default-cell-style-name="ce1"/>
        <table:table-column table:style-name="co3" table:default-cell-style-name="ce2"/>
        <table:table-column table:style-name="co5" table:default-cell-style-name="ce2"/>
        <table:table-column table:style-name="co4" table:number-columns-repeated="2" table:default-cell-style-name="Default"/>
        <table:table-row table:style-name="ro1">
          <table:table-cell table:style-name="Default" office:value-type="string">
            <text:p>-Téma</text:p>
          </table:table-cell>
          <table:table-cell table:style-name="Default" office:value-type="string">
            <text:p>Webhely</text:p>
          </table:table-cell>
          <table:table-cell table:style-name="ce3" office:value-type="string">
            <text:p>Link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A Python programozási nyelv – 4. Ciklusok (iteráció) – A for ciklus</text:p>
          </table:table-cell>
          <table:table-cell table:style-name="Default" office:value-type="string">
            <text:p>MálnaSuli</text:p>
          </table:table-cell>
          <table:table-cell table:style-name="Default" office:value-type="string">
            <text:p>https://www.malnasuli.hu/oktatas/a-python-programozasi-nyelv-4-ciklusok-iteracio-a-for-ciklus/</text:p>
          </table:table-cell>
          <table:table-cell/>
          <table:table-cell table:formula="of:=HTML_TR(HTML_TD(HTML_A([.C2];HTML_TOVALIDSTRING([.A2]) &amp; &quot; &quot; &amp; HTML_ICON_AURFS())) &amp; HTML_TD([.B2]))" office:value-type="string" office:string-value="&lt;tr&gt;&lt;td&gt;&lt;a href='https://www.malnasuli.hu/oktatas/a-python-programozasi-nyelv-4-ciklusok-iteracio-a-for-ciklus/'&gt;A Python programozási nyelv – 4. Ciklusok (iteráció) – A for ciklus &lt;i class='fa-solid fa-arrow-up-right-from-square'&gt;&lt;/i&gt;&lt;/a&gt;&lt;/td&gt;&lt;td&gt;MálnaSuli&lt;/td&gt;&lt;/tr&gt;">
            <text:p>&lt;tr&gt;&lt;td&gt;&lt;a href='https://www.malnasuli.hu/oktatas/a-python-programozasi-nyelv-4-ciklusok-iteracio-a-for-ciklus/'&gt;A Python programozási nyelv – 4. Ciklusok (iteráció) – A for ciklus &lt;i class='fa-solid fa-arrow-up-right-from-square'&gt;&lt;/i&gt;&lt;/a&gt;&lt;/td&gt;&lt;td&gt;MálnaSuli&lt;/td&gt;&lt;/tr&gt;</text:p>
          </table:table-cell>
        </table:table-row>
        <table:table-row table:style-name="ro1">
          <table:table-cell table:style-name="Default" office:value-type="string">
            <text:p>Built-in Exceptions</text:p>
          </table:table-cell>
          <table:table-cell table:style-name="Default" office:value-type="string">
            <text:p>docs.python.org</text:p>
          </table:table-cell>
          <table:table-cell table:style-name="Default" office:value-type="string">
            <text:p>https://docs.python.org/3/library/exceptions.html</text:p>
          </table:table-cell>
          <table:table-cell/>
          <table:table-cell table:formula="of:=HTML_TR(HTML_TD(HTML_A([.C3];HTML_TOVALIDSTRING([.A3]) &amp; &quot; &quot; &amp; HTML_ICON_AURFS())) &amp; HTML_TD([.B3]))" office:value-type="string" office:string-value="&lt;tr&gt;&lt;td&gt;&lt;a href='https://docs.python.org/3/library/exceptions.html'&gt;Built-in Exceptions &lt;i class='fa-solid fa-arrow-up-right-from-square'&gt;&lt;/i&gt;&lt;/a&gt;&lt;/td&gt;&lt;td&gt;docs.python.org&lt;/td&gt;&lt;/tr&gt;">
            <text:p>&lt;tr&gt;&lt;td&gt;&lt;a href='https://docs.python.org/3/library/exceptions.html'&gt;Built-in Exceptions &lt;i class='fa-solid fa-arrow-up-right-from-square'&gt;&lt;/i&gt;&lt;/a&gt;&lt;/td&gt;&lt;td&gt;docs.python.org&lt;/td&gt;&lt;/tr&gt;</text:p>
          </table:table-cell>
        </table:table-row>
        <table:table-row table:style-name="ro1">
          <table:table-cell table:style-name="Default" office:value-type="string">
            <text:p>Calculate time difference in Windows batch file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9922498/calculate-time-difference-in-windows-batch-file</text:p>
          </table:table-cell>
          <table:table-cell/>
          <table:table-cell table:formula="of:=HTML_TR(HTML_TD(HTML_A([.C4];HTML_TOVALIDSTRING([.A4]) &amp; &quot; &quot; &amp; HTML_ICON_AURFS())) &amp; HTML_TD([.B4]))" office:value-type="string" office:string-value="&lt;tr&gt;&lt;td&gt;&lt;a href='https://stackoverflow.com/questions/9922498/calculate-time-difference-in-windows-batch-file'&gt;Calculate time difference in Windows batch file &lt;i class='fa-solid fa-arrow-up-right-from-square'&gt;&lt;/i&gt;&lt;/a&gt;&lt;/td&gt;&lt;td&gt;stackoverflow&lt;/td&gt;&lt;/tr&gt;">
            <text:p>&lt;tr&gt;&lt;td&gt;&lt;a href='https://stackoverflow.com/questions/9922498/calculate-time-difference-in-windows-batch-file'&gt;Calculate time difference in Windows batch file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CSS Horizontal Navigation Bar</text:p>
          </table:table-cell>
          <table:table-cell table:style-name="Default" office:value-type="string">
            <text:p>W3Schools</text:p>
          </table:table-cell>
          <table:table-cell table:style-name="Default" office:value-type="string">
            <text:p>https://www.w3schools.com/Css/css_navbar_horizontal.asp</text:p>
          </table:table-cell>
          <table:table-cell/>
          <table:table-cell table:formula="of:=HTML_TR(HTML_TD(HTML_A([.C5];HTML_TOVALIDSTRING([.A5]) &amp; &quot; &quot; &amp; HTML_ICON_AURFS())) &amp; HTML_TD([.B5]))" office:value-type="string" office:string-value="&lt;tr&gt;&lt;td&gt;&lt;a href='https://www.w3schools.com/Css/css_navbar_horizontal.asp'&gt;CSS Horizontal Navigation Bar &lt;i class='fa-solid fa-arrow-up-right-from-square'&gt;&lt;/i&gt;&lt;/a&gt;&lt;/td&gt;&lt;td&gt;W3Schools&lt;/td&gt;&lt;/tr&gt;">
            <text:p>&lt;tr&gt;&lt;td&gt;&lt;a href='https://www.w3schools.com/Css/css_navbar_horizontal.asp'&gt;CSS Horizontal Navigation Bar &lt;i class='fa-solid fa-arrow-up-right-from-square'&gt;&lt;/i&gt;&lt;/a&gt;&lt;/td&gt;&lt;td&gt;W3Schools&lt;/td&gt;&lt;/tr&gt;</text:p>
          </table:table-cell>
        </table:table-row>
        <table:table-row table:style-name="ro1">
          <table:table-cell table:style-name="Default" office:value-type="string">
            <text:p>csv - CSV File Reading and Writing</text:p>
          </table:table-cell>
          <table:table-cell table:style-name="Default" office:value-type="string">
            <text:p>docs.python.org</text:p>
          </table:table-cell>
          <table:table-cell table:style-name="Default" office:value-type="string">
            <text:p>https://docs.python.org/3/library/csv.html</text:p>
          </table:table-cell>
          <table:table-cell/>
          <table:table-cell table:formula="of:=HTML_TR(HTML_TD(HTML_A([.C6];HTML_TOVALIDSTRING([.A6]) &amp; &quot; &quot; &amp; HTML_ICON_AURFS())) &amp; HTML_TD([.B6]))" office:value-type="string" office:string-value="&lt;tr&gt;&lt;td&gt;&lt;a href='https://docs.python.org/3/library/csv.html'&gt;csv - CSV File Reading and Writing &lt;i class='fa-solid fa-arrow-up-right-from-square'&gt;&lt;/i&gt;&lt;/a&gt;&lt;/td&gt;&lt;td&gt;docs.python.org&lt;/td&gt;&lt;/tr&gt;">
            <text:p>&lt;tr&gt;&lt;td&gt;&lt;a href='https://docs.python.org/3/library/csv.html'&gt;csv - CSV File Reading and Writing &lt;i class='fa-solid fa-arrow-up-right-from-square'&gt;&lt;/i&gt;&lt;/a&gt;&lt;/td&gt;&lt;td&gt;docs.python.org&lt;/td&gt;&lt;/tr&gt;</text:p>
          </table:table-cell>
        </table:table-row>
        <table:table-row table:style-name="ro1">
          <table:table-cell table:style-name="Default" office:value-type="string">
            <text:p>Disable a HTML &lt;a&gt; link/anchor tag</text:p>
          </table:table-cell>
          <table:table-cell table:style-name="Default" office:value-type="string">
            <text:p>Code with Hugo</text:p>
          </table:table-cell>
          <table:table-cell table:style-name="Default" office:value-type="string">
            <text:p>https://codewithhugo.com/disable-html-anchor/</text:p>
          </table:table-cell>
          <table:table-cell/>
          <table:table-cell table:formula="of:=HTML_TR(HTML_TD(HTML_A([.C7];HTML_TOVALIDSTRING([.A7]) &amp; &quot; &quot; &amp; HTML_ICON_AURFS())) &amp; HTML_TD([.B7]))" office:value-type="string" office:string-value="&lt;tr&gt;&lt;td&gt;&lt;a href='https://codewithhugo.com/disable-html-anchor/'&gt;Disable a HTML &amp;lt;a&amp;gt; link/anchor tag &lt;i class='fa-solid fa-arrow-up-right-from-square'&gt;&lt;/i&gt;&lt;/a&gt;&lt;/td&gt;&lt;td&gt;Code with Hugo&lt;/td&gt;&lt;/tr&gt;">
            <text:p>&lt;tr&gt;&lt;td&gt;&lt;a href='https://codewithhugo.com/disable-html-anchor/'&gt;Disable a HTML &amp;lt;a&amp;gt; link/anchor tag &lt;i class='fa-solid fa-arrow-up-right-from-square'&gt;&lt;/i&gt;&lt;/a&gt;&lt;/td&gt;&lt;td&gt;Code with Hugo&lt;/td&gt;&lt;/tr&gt;</text:p>
          </table:table-cell>
        </table:table-row>
        <table:table-row table:style-name="ro1">
          <table:table-cell table:style-name="Default" office:value-type="string">
            <text:p>How do I access command line arguments? [duplicate]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4033723/how-do-i-access-command-line-arguments</text:p>
          </table:table-cell>
          <table:table-cell/>
          <table:table-cell table:formula="of:=HTML_TR(HTML_TD(HTML_A([.C8];HTML_TOVALIDSTRING([.A8]) &amp; &quot; &quot; &amp; HTML_ICON_AURFS())) &amp; HTML_TD([.B8]))" office:value-type="string" office:string-value="&lt;tr&gt;&lt;td&gt;&lt;a href='https://stackoverflow.com/questions/4033723/how-do-i-access-command-line-arguments'&gt;How do I access command line arguments? [duplicate] &lt;i class='fa-solid fa-arrow-up-right-from-square'&gt;&lt;/i&gt;&lt;/a&gt;&lt;/td&gt;&lt;td&gt;stackoverflow&lt;/td&gt;&lt;/tr&gt;">
            <text:p>&lt;tr&gt;&lt;td&gt;&lt;a href='https://stackoverflow.com/questions/4033723/how-do-i-access-command-line-arguments'&gt;How do I access command line arguments? [duplicate]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How do I sort a csv file so that my columns are in descending order?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70591082/how-do-i-sort-a-csv-file-so-that-my-columns-are-in-descending-order</text:p>
          </table:table-cell>
          <table:table-cell/>
          <table:table-cell table:formula="of:=HTML_TR(HTML_TD(HTML_A([.C9];HTML_TOVALIDSTRING([.A9]) &amp; &quot; &quot; &amp; HTML_ICON_AURFS())) &amp; HTML_TD([.B9]))" office:value-type="string" office:string-value="&lt;tr&gt;&lt;td&gt;&lt;a href='https://stackoverflow.com/questions/70591082/how-do-i-sort-a-csv-file-so-that-my-columns-are-in-descending-order'&gt;How do I sort a csv file so that my columns are in descending order? &lt;i class='fa-solid fa-arrow-up-right-from-square'&gt;&lt;/i&gt;&lt;/a&gt;&lt;/td&gt;&lt;td&gt;stackoverflow&lt;/td&gt;&lt;/tr&gt;">
            <text:p>&lt;tr&gt;&lt;td&gt;&lt;a href='https://stackoverflow.com/questions/70591082/how-do-i-sort-a-csv-file-so-that-my-columns-are-in-descending-order'&gt;How do I sort a csv file so that my columns are in descending order?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How to Convert a List to String in Python Easily [2024]</text:p>
          </table:table-cell>
          <table:table-cell table:style-name="Default" office:value-type="string">
            <text:p>simplilearn</text:p>
          </table:table-cell>
          <table:table-cell table:style-name="Default" office:value-type="string">
            <text:p>https://www.simplilearn.com/tutorials/python-tutorial/list-to-string-in-python</text:p>
          </table:table-cell>
          <table:table-cell/>
          <table:table-cell table:formula="of:=HTML_TR(HTML_TD(HTML_A([.C10];HTML_TOVALIDSTRING([.A10]) &amp; &quot; &quot; &amp; HTML_ICON_AURFS())) &amp; HTML_TD([.B10]))" office:value-type="string" office:string-value="&lt;tr&gt;&lt;td&gt;&lt;a href='https://www.simplilearn.com/tutorials/python-tutorial/list-to-string-in-python'&gt;How to Convert a List to String in Python Easily [2024] &lt;i class='fa-solid fa-arrow-up-right-from-square'&gt;&lt;/i&gt;&lt;/a&gt;&lt;/td&gt;&lt;td&gt;simplilearn&lt;/td&gt;&lt;/tr&gt;">
            <text:p>&lt;tr&gt;&lt;td&gt;&lt;a href='https://www.simplilearn.com/tutorials/python-tutorial/list-to-string-in-python'&gt;How to Convert a List to String in Python Easily [2024] &lt;i class='fa-solid fa-arrow-up-right-from-square'&gt;&lt;/i&gt;&lt;/a&gt;&lt;/td&gt;&lt;td&gt;simplilearn&lt;/td&gt;&lt;/tr&gt;</text:p>
          </table:table-cell>
        </table:table-row>
        <table:table-row table:style-name="ro1">
          <table:table-cell table:style-name="Default" office:value-type="string">
            <text:p>How to convert a string with comma-delimited items to a list in Python?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5387208/how-to-convert-a-string-with-comma-delimited-items-to-a-list-in-python</text:p>
          </table:table-cell>
          <table:table-cell/>
          <table:table-cell table:formula="of:=HTML_TR(HTML_TD(HTML_A([.C11];HTML_TOVALIDSTRING([.A11]) &amp; &quot; &quot; &amp; HTML_ICON_AURFS())) &amp; HTML_TD([.B11]))" office:value-type="string" office:string-value="&lt;tr&gt;&lt;td&gt;&lt;a href='https://stackoverflow.com/questions/5387208/how-to-convert-a-string-with-comma-delimited-items-to-a-list-in-python'&gt;How to convert a string with comma-delimited items to a list in Python? &lt;i class='fa-solid fa-arrow-up-right-from-square'&gt;&lt;/i&gt;&lt;/a&gt;&lt;/td&gt;&lt;td&gt;stackoverflow&lt;/td&gt;&lt;/tr&gt;">
            <text:p>&lt;tr&gt;&lt;td&gt;&lt;a href='https://stackoverflow.com/questions/5387208/how-to-convert-a-string-with-comma-delimited-items-to-a-list-in-python'&gt;How to convert a string with comma-delimited items to a list in Python?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HTML Layout Elements and Techniques</text:p>
          </table:table-cell>
          <table:table-cell table:style-name="Default" office:value-type="string">
            <text:p>W3Schools</text:p>
          </table:table-cell>
          <table:table-cell table:style-name="Default" office:value-type="string">
            <text:p>https://www.w3schools.com/html/html_layout.asp</text:p>
          </table:table-cell>
          <table:table-cell/>
          <table:table-cell table:formula="of:=HTML_TR(HTML_TD(HTML_A([.C12];HTML_TOVALIDSTRING([.A12]) &amp; &quot; &quot; &amp; HTML_ICON_AURFS())) &amp; HTML_TD([.B12]))" office:value-type="string" office:string-value="&lt;tr&gt;&lt;td&gt;&lt;a href='https://www.w3schools.com/html/html_layout.asp'&gt;HTML Layout Elements and Techniques &lt;i class='fa-solid fa-arrow-up-right-from-square'&gt;&lt;/i&gt;&lt;/a&gt;&lt;/td&gt;&lt;td&gt;W3Schools&lt;/td&gt;&lt;/tr&gt;">
            <text:p>&lt;tr&gt;&lt;td&gt;&lt;a href='https://www.w3schools.com/html/html_layout.asp'&gt;HTML Layout Elements and Techniques &lt;i class='fa-solid fa-arrow-up-right-from-square'&gt;&lt;/i&gt;&lt;/a&gt;&lt;/td&gt;&lt;td&gt;W3Schools&lt;/td&gt;&lt;/tr&gt;</text:p>
          </table:table-cell>
        </table:table-row>
        <table:table-row table:style-name="ro1">
          <table:table-cell table:style-name="Default" office:value-type="string">
            <text:p>Proper way to declare custom exceptions in modern Python?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1319615/proper-way-to-declare-custom-exceptions-in-modern-python</text:p>
          </table:table-cell>
          <table:table-cell/>
          <table:table-cell table:formula="of:=HTML_TR(HTML_TD(HTML_A([.C13];HTML_TOVALIDSTRING([.A13]) &amp; &quot; &quot; &amp; HTML_ICON_AURFS())) &amp; HTML_TD([.B13]))" office:value-type="string" office:string-value="&lt;tr&gt;&lt;td&gt;&lt;a href='https://stackoverflow.com/questions/1319615/proper-way-to-declare-custom-exceptions-in-modern-python'&gt;Proper way to declare custom exceptions in modern Python? &lt;i class='fa-solid fa-arrow-up-right-from-square'&gt;&lt;/i&gt;&lt;/a&gt;&lt;/td&gt;&lt;td&gt;stackoverflow&lt;/td&gt;&lt;/tr&gt;">
            <text:p>&lt;tr&gt;&lt;td&gt;&lt;a href='https://stackoverflow.com/questions/1319615/proper-way-to-declare-custom-exceptions-in-modern-python'&gt;Proper way to declare custom exceptions in modern Python?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Python Program to Access Index of a List Using for Loop</text:p>
          </table:table-cell>
          <table:table-cell table:style-name="Default" office:value-type="string">
            <text:p>toppr</text:p>
          </table:table-cell>
          <table:table-cell table:style-name="Default" office:value-type="string">
            <text:p>https://www.toppr.com/guides/python-guide/examples/python-examples/native-datatypes/index-for-loop/python-program-to-access-index-of-a-list-using-for-loop/</text:p>
          </table:table-cell>
          <table:table-cell/>
          <table:table-cell table:formula="of:=HTML_TR(HTML_TD(HTML_A([.C14];HTML_TOVALIDSTRING([.A14]) &amp; &quot; &quot; &amp; HTML_ICON_AURFS())) &amp; HTML_TD([.B14]))" office:value-type="string" office:string-value="&lt;tr&gt;&lt;td&gt;&lt;a href='https://www.toppr.com/guides/python-guide/examples/python-examples/native-datatypes/index-for-loop/python-program-to-access-index-of-a-list-using-for-loop/'&gt;Python Program to Access Index of a List Using for Loop &lt;i class='fa-solid fa-arrow-up-right-from-square'&gt;&lt;/i&gt;&lt;/a&gt;&lt;/td&gt;&lt;td&gt;toppr&lt;/td&gt;&lt;/tr&gt;">
            <text:p>&lt;tr&gt;&lt;td&gt;&lt;a href='https://www.toppr.com/guides/python-guide/examples/python-examples/native-datatypes/index-for-loop/python-program-to-access-index-of-a-list-using-for-loop/'&gt;Python Program to Access Index of a List Using for Loop &lt;i class='fa-solid fa-arrow-up-right-from-square'&gt;&lt;/i&gt;&lt;/a&gt;&lt;/td&gt;&lt;td&gt;toppr&lt;/td&gt;&lt;/tr&gt;</text:p>
          </table:table-cell>
        </table:table-row>
        <table:table-row table:style-name="ro1">
          <table:table-cell table:style-name="Default" office:value-type="string">
            <text:p>Python RegEx</text:p>
          </table:table-cell>
          <table:table-cell table:style-name="Default" office:value-type="string">
            <text:p>Programiz</text:p>
          </table:table-cell>
          <table:table-cell table:style-name="Default" office:value-type="string">
            <text:p>https://www.programiz.com/python-programming/regex</text:p>
          </table:table-cell>
          <table:table-cell/>
          <table:table-cell table:formula="of:=HTML_TR(HTML_TD(HTML_A([.C15];HTML_TOVALIDSTRING([.A15]) &amp; &quot; &quot; &amp; HTML_ICON_AURFS())) &amp; HTML_TD([.B15]))" office:value-type="string" office:string-value="&lt;tr&gt;&lt;td&gt;&lt;a href='https://www.programiz.com/python-programming/regex'&gt;Python RegEx &lt;i class='fa-solid fa-arrow-up-right-from-square'&gt;&lt;/i&gt;&lt;/a&gt;&lt;/td&gt;&lt;td&gt;Programiz&lt;/td&gt;&lt;/tr&gt;">
            <text:p>&lt;tr&gt;&lt;td&gt;&lt;a href='https://www.programiz.com/python-programming/regex'&gt;Python RegEx &lt;i class='fa-solid fa-arrow-up-right-from-square'&gt;&lt;/i&gt;&lt;/a&gt;&lt;/td&gt;&lt;td&gt;Programiz&lt;/td&gt;&lt;/tr&gt;</text:p>
          </table:table-cell>
        </table:table-row>
        <table:table-row table:style-name="ro1">
          <table:table-cell table:style-name="Default" office:value-type="string">
            <text:p>Python sorted() Function</text:p>
          </table:table-cell>
          <table:table-cell table:style-name="Default" office:value-type="string">
            <text:p>GeeksforGeeks</text:p>
          </table:table-cell>
          <table:table-cell table:style-name="Default" office:value-type="string">
            <text:p>https://www.geeksforgeeks.org/python-sorted-function/</text:p>
          </table:table-cell>
          <table:table-cell/>
          <table:table-cell table:formula="of:=HTML_TR(HTML_TD(HTML_A([.C16];HTML_TOVALIDSTRING([.A16]) &amp; &quot; &quot; &amp; HTML_ICON_AURFS())) &amp; HTML_TD([.B16]))" office:value-type="string" office:string-value="&lt;tr&gt;&lt;td&gt;&lt;a href='https://www.geeksforgeeks.org/python-sorted-function/'&gt;Python sorted() Function &lt;i class='fa-solid fa-arrow-up-right-from-square'&gt;&lt;/i&gt;&lt;/a&gt;&lt;/td&gt;&lt;td&gt;GeeksforGeeks&lt;/td&gt;&lt;/tr&gt;">
            <text:p>&lt;tr&gt;&lt;td&gt;&lt;a href='https://www.geeksforgeeks.org/python-sorted-function/'&gt;Python sorted() Function &lt;i class='fa-solid fa-arrow-up-right-from-square'&gt;&lt;/i&gt;&lt;/a&gt;&lt;/td&gt;&lt;td&gt;GeeksforGeeks&lt;/td&gt;&lt;/tr&gt;</text:p>
          </table:table-cell>
        </table:table-row>
        <table:table-row table:style-name="ro1">
          <table:table-cell table:style-name="Default" office:value-type="string">
            <text:p>Python: Check if a File or Directory Exists</text:p>
          </table:table-cell>
          <table:table-cell table:style-name="Default" office:value-type="string">
            <text:p>GeeksforGeeks</text:p>
          </table:table-cell>
          <table:table-cell table:style-name="Default" office:value-type="string">
            <text:p>https://www.geeksforgeeks.org/python-check-if-a-file-or-directory-exists-2/</text:p>
          </table:table-cell>
          <table:table-cell/>
          <table:table-cell table:formula="of:=HTML_TR(HTML_TD(HTML_A([.C17];HTML_TOVALIDSTRING([.A17]) &amp; &quot; &quot; &amp; HTML_ICON_AURFS())) &amp; HTML_TD([.B17]))" office:value-type="string" office:string-value="&lt;tr&gt;&lt;td&gt;&lt;a href='https://www.geeksforgeeks.org/python-check-if-a-file-or-directory-exists-2/'&gt;Python: Check if a File or Directory Exists &lt;i class='fa-solid fa-arrow-up-right-from-square'&gt;&lt;/i&gt;&lt;/a&gt;&lt;/td&gt;&lt;td&gt;GeeksforGeeks&lt;/td&gt;&lt;/tr&gt;">
            <text:p>&lt;tr&gt;&lt;td&gt;&lt;a href='https://www.geeksforgeeks.org/python-check-if-a-file-or-directory-exists-2/'&gt;Python: Check if a File or Directory Exists &lt;i class='fa-solid fa-arrow-up-right-from-square'&gt;&lt;/i&gt;&lt;/a&gt;&lt;/td&gt;&lt;td&gt;GeeksforGeeks&lt;/td&gt;&lt;/tr&gt;</text:p>
          </table:table-cell>
        </table:table-row>
        <table:table-row table:style-name="ro1">
          <table:table-cell table:style-name="Default" office:value-type="string">
            <text:p>python: iif or (x ? a : b) [duplicate]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3045675/python-iif-or-x-a-b</text:p>
          </table:table-cell>
          <table:table-cell/>
          <table:table-cell table:formula="of:=HTML_TR(HTML_TD(HTML_A([.C18];HTML_TOVALIDSTRING([.A18]) &amp; &quot; &quot; &amp; HTML_ICON_AURFS())) &amp; HTML_TD([.B18]))" office:value-type="string" office:string-value="&lt;tr&gt;&lt;td&gt;&lt;a href='https://stackoverflow.com/questions/3045675/python-iif-or-x-a-b'&gt;python: iif or (x ? a : b) [duplicate] &lt;i class='fa-solid fa-arrow-up-right-from-square'&gt;&lt;/i&gt;&lt;/a&gt;&lt;/td&gt;&lt;td&gt;stackoverflow&lt;/td&gt;&lt;/tr&gt;">
            <text:p>&lt;tr&gt;&lt;td&gt;&lt;a href='https://stackoverflow.com/questions/3045675/python-iif-or-x-a-b'&gt;python: iif or (x ? a : b) [duplicate]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SET</text:p>
          </table:table-cell>
          <table:table-cell table:style-name="Default" office:value-type="string">
            <text:p>SS64</text:p>
          </table:table-cell>
          <table:table-cell table:style-name="Default" office:value-type="string">
            <text:p>https://ss64.com/nt/set.html#expressions</text:p>
          </table:table-cell>
          <table:table-cell/>
          <table:table-cell table:formula="of:=HTML_TR(HTML_TD(HTML_A([.C19];HTML_TOVALIDSTRING([.A19]) &amp; &quot; &quot; &amp; HTML_ICON_AURFS())) &amp; HTML_TD([.B19]))" office:value-type="string" office:string-value="&lt;tr&gt;&lt;td&gt;&lt;a href='https://ss64.com/nt/set.html#expressions'&gt;SET &lt;i class='fa-solid fa-arrow-up-right-from-square'&gt;&lt;/i&gt;&lt;/a&gt;&lt;/td&gt;&lt;td&gt;SS64&lt;/td&gt;&lt;/tr&gt;">
            <text:p>&lt;tr&gt;&lt;td&gt;&lt;a href='https://ss64.com/nt/set.html#expressions'&gt;SET &lt;i class='fa-solid fa-arrow-up-right-from-square'&gt;&lt;/i&gt;&lt;/a&gt;&lt;/td&gt;&lt;td&gt;SS64&lt;/td&gt;&lt;/tr&gt;</text:p>
          </table:table-cell>
        </table:table-row>
        <table:table-row table:style-name="ro1">
          <table:table-cell table:style-name="Default" office:value-type="string">
            <text:p>Slice string by character and not index [duplicate]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35162922/slice-string-by-character-and-not-index</text:p>
          </table:table-cell>
          <table:table-cell/>
          <table:table-cell table:formula="of:=HTML_TR(HTML_TD(HTML_A([.C20];HTML_TOVALIDSTRING([.A20]) &amp; &quot; &quot; &amp; HTML_ICON_AURFS())) &amp; HTML_TD([.B20]))" office:value-type="string" office:string-value="&lt;tr&gt;&lt;td&gt;&lt;a href='https://stackoverflow.com/questions/35162922/slice-string-by-character-and-not-index'&gt;Slice string by character and not index [duplicate] &lt;i class='fa-solid fa-arrow-up-right-from-square'&gt;&lt;/i&gt;&lt;/a&gt;&lt;/td&gt;&lt;td&gt;stackoverflow&lt;/td&gt;&lt;/tr&gt;">
            <text:p>&lt;tr&gt;&lt;td&gt;&lt;a href='https://stackoverflow.com/questions/35162922/slice-string-by-character-and-not-index'&gt;Slice string by character and not index [duplicate]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Sorting Techniques</text:p>
          </table:table-cell>
          <table:table-cell table:style-name="Default" office:value-type="string">
            <text:p>docs.python.org</text:p>
          </table:table-cell>
          <table:table-cell table:style-name="Default" office:value-type="string">
            <text:p>https://docs.python.org/3/howto/sorting.html</text:p>
          </table:table-cell>
          <table:table-cell/>
          <table:table-cell table:formula="of:=HTML_TR(HTML_TD(HTML_A([.C21];HTML_TOVALIDSTRING([.A21]) &amp; &quot; &quot; &amp; HTML_ICON_AURFS())) &amp; HTML_TD([.B21]))" office:value-type="string" office:string-value="&lt;tr&gt;&lt;td&gt;&lt;a href='https://docs.python.org/3/howto/sorting.html'&gt;Sorting Techniques &lt;i class='fa-solid fa-arrow-up-right-from-square'&gt;&lt;/i&gt;&lt;/a&gt;&lt;/td&gt;&lt;td&gt;docs.python.org&lt;/td&gt;&lt;/tr&gt;">
            <text:p>&lt;tr&gt;&lt;td&gt;&lt;a href='https://docs.python.org/3/howto/sorting.html'&gt;Sorting Techniques &lt;i class='fa-solid fa-arrow-up-right-from-square'&gt;&lt;/i&gt;&lt;/a&gt;&lt;/td&gt;&lt;td&gt;docs.python.org&lt;/td&gt;&lt;/tr&gt;</text:p>
          </table:table-cell>
        </table:table-row>
        <table:table-row table:style-name="ro1">
          <table:table-cell table:style-name="Default" office:value-type="string">
            <text:p>Szabványkövető statikus honlapok szerkesztése</text:p>
          </table:table-cell>
          <table:table-cell table:style-name="Default" office:value-type="string">
            <text:p>Tutorial.hu</text:p>
          </table:table-cell>
          <table:table-cell table:style-name="Default" office:value-type="string">
            <text:p>https://www.tutorial.hu/webszerkesztes/html5-css3-osszefoglalo/html5-css3-osszefoglalo-v12.pdf</text:p>
          </table:table-cell>
          <table:table-cell/>
          <table:table-cell table:formula="of:=HTML_TR(HTML_TD(HTML_A([.C22];HTML_TOVALIDSTRING([.A22]) &amp; &quot; &quot; &amp; HTML_ICON_AURFS())) &amp; HTML_TD([.B22]))" office:value-type="string" office:string-value="&lt;tr&gt;&lt;td&gt;&lt;a href='https://www.tutorial.hu/webszerkesztes/html5-css3-osszefoglalo/html5-css3-osszefoglalo-v12.pdf'&gt;Szabványkövető statikus honlapok szerkesztése &lt;i class='fa-solid fa-arrow-up-right-from-square'&gt;&lt;/i&gt;&lt;/a&gt;&lt;/td&gt;&lt;td&gt;Tutorial.hu&lt;/td&gt;&lt;/tr&gt;">
            <text:p>&lt;tr&gt;&lt;td&gt;&lt;a href='https://www.tutorial.hu/webszerkesztes/html5-css3-osszefoglalo/html5-css3-osszefoglalo-v12.pdf'&gt;Szabványkövető statikus honlapok szerkesztése &lt;i class='fa-solid fa-arrow-up-right-from-square'&gt;&lt;/i&gt;&lt;/a&gt;&lt;/td&gt;&lt;td&gt;Tutorial.hu&lt;/td&gt;&lt;/tr&gt;</text:p>
          </table:table-cell>
        </table:table-row>
        <table:table-row table:style-name="ro1">
          <table:table-cell table:style-name="Default" office:value-type="string">
            <text:p>Trying to understand python csv .next()</text:p>
          </table:table-cell>
          <table:table-cell table:style-name="Default" office:value-type="string">
            <text:p>stackoverflow</text:p>
          </table:table-cell>
          <table:table-cell table:style-name="Default" office:value-type="string">
            <text:p>https://stackoverflow.com/questions/14551484/trying-to-understand-python-csv-next</text:p>
          </table:table-cell>
          <table:table-cell/>
          <table:table-cell table:formula="of:=HTML_TR(HTML_TD(HTML_A([.C23];HTML_TOVALIDSTRING([.A23]) &amp; &quot; &quot; &amp; HTML_ICON_AURFS())) &amp; HTML_TD([.B23]))" office:value-type="string" office:string-value="&lt;tr&gt;&lt;td&gt;&lt;a href='https://stackoverflow.com/questions/14551484/trying-to-understand-python-csv-next'&gt;Trying to understand python csv .next() &lt;i class='fa-solid fa-arrow-up-right-from-square'&gt;&lt;/i&gt;&lt;/a&gt;&lt;/td&gt;&lt;td&gt;stackoverflow&lt;/td&gt;&lt;/tr&gt;">
            <text:p>&lt;tr&gt;&lt;td&gt;&lt;a href='https://stackoverflow.com/questions/14551484/trying-to-understand-python-csv-next'&gt;Trying to understand python csv .next() &lt;i class='fa-solid fa-arrow-up-right-from-square'&gt;&lt;/i&gt;&lt;/a&gt;&lt;/td&gt;&lt;td&gt;stackoverflow&lt;/td&gt;&lt;/tr&gt;</text:p>
          </table:table-cell>
        </table:table-row>
        <table:table-row table:style-name="ro1">
          <table:table-cell table:style-name="Default" office:value-type="string">
            <text:p>typing - Support for type hints</text:p>
          </table:table-cell>
          <table:table-cell table:style-name="Default" office:value-type="string">
            <text:p>docs.python.org</text:p>
          </table:table-cell>
          <table:table-cell table:style-name="Default" office:value-type="string">
            <text:p>https://docs.python.org/3/library/typing.html</text:p>
          </table:table-cell>
          <table:table-cell/>
          <table:table-cell table:formula="of:=HTML_TR(HTML_TD(HTML_A([.C24];HTML_TOVALIDSTRING([.A24]) &amp; &quot; &quot; &amp; HTML_ICON_AURFS())) &amp; HTML_TD([.B24]))" office:value-type="string" office:string-value="&lt;tr&gt;&lt;td&gt;&lt;a href='https://docs.python.org/3/library/typing.html'&gt;typing - Support for type hints &lt;i class='fa-solid fa-arrow-up-right-from-square'&gt;&lt;/i&gt;&lt;/a&gt;&lt;/td&gt;&lt;td&gt;docs.python.org&lt;/td&gt;&lt;/tr&gt;">
            <text:p>&lt;tr&gt;&lt;td&gt;&lt;a href='https://docs.python.org/3/library/typing.html'&gt;typing - Support for type hints &lt;i class='fa-solid fa-arrow-up-right-from-square'&gt;&lt;/i&gt;&lt;/a&gt;&lt;/td&gt;&lt;td&gt;docs.python.org&lt;/td&gt;&lt;/tr&gt;</text:p>
          </table:table-cell>
        </table:table-row>
        <table:table-row table:style-name="ro1">
          <table:table-cell office:value-type="string">
            <text:p>logging.config — Logging configuration</text:p>
          </table:table-cell>
          <table:table-cell table:style-name="Default" office:value-type="string">
            <text:p>docs.python.org</text:p>
          </table:table-cell>
          <table:table-cell office:value-type="string">
            <text:p>https://docs.python.org/3/library/logging.config.html</text:p>
          </table:table-cell>
          <table:table-cell/>
          <table:table-cell table:formula="of:=HTML_TR(HTML_TD(HTML_A([.C25];HTML_TOVALIDSTRING([.A25]) &amp; &quot; &quot; &amp; HTML_ICON_AURFS())) &amp; HTML_TD([.B25]))" office:value-type="string" office:string-value="&lt;tr&gt;&lt;td&gt;&lt;a href='https://docs.python.org/3/library/logging.config.html'&gt;logging.config — Logging configuration &lt;i class='fa-solid fa-arrow-up-right-from-square'&gt;&lt;/i&gt;&lt;/a&gt;&lt;/td&gt;&lt;td&gt;docs.python.org&lt;/td&gt;&lt;/tr&gt;">
            <text:p>&lt;tr&gt;&lt;td&gt;&lt;a href='https://docs.python.org/3/library/logging.config.html'&gt;logging.config — Logging configuration &lt;i class='fa-solid fa-arrow-up-right-from-square'&gt;&lt;/i&gt;&lt;/a&gt;&lt;/td&gt;&lt;td&gt;docs.python.org&lt;/td&gt;&lt;/tr&gt;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unkalap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024.10.23</text:date>, <text:time>19:32:5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17T20:01:57.42</meta:creation-date>
    <dc:date>2024-10-23T19:32:51.51</dc:date>
    <dc:creator>István Závorszky</dc:creator>
    <meta:editing-duration>PT1H16M59S</meta:editing-duration>
    <meta:editing-cycles>6</meta:editing-cycles>
    <meta:generator>OpenOffice/4.1.6$Win32 OpenOffice.org_project/416m1$Build-9790</meta:generator>
    <meta:document-statistic meta:table-count="3" meta:cell-count="99" meta:object-count="0"/>
  </office:meta>
</office:document-meta>
</file>